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Properties.ImageProperties( int width , int height , char [ ] comment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Propertie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